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OpenSolverRangeUtils.xml" manifest:media-type="text/xml"/>
  <manifest:file-entry manifest:full-path="Basic/Standard/OpenSolverLibre.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ISolverFile.xml" manifest:media-type="text/xml"/>
  <manifest:file-entry manifest:full-path="Basic/ClassModules/ISolverLocal.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ialog1.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6"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2"/>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2"/>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2"/>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2"/>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2"/>
        </table:table-row>
        <table:table-row table:style-name="ro1">
          <table:table-cell table:number-columns-repeated="6"/>
        </table:table-row>
        <table:table-row table:style-name="ro1">
          <table:table-cell office:value-type="string" calcext:value-type="string">
            <text:p>M</text:p>
          </table:table-cell>
          <table:table-cell office:value-type="float" office:value="24.9999999441783" calcext:value-type="float">
            <text:p>24.9999999441783</text:p>
          </table:table-cell>
          <table:table-cell table:number-columns-repeated="4"/>
        </table:table-row>
        <table:table-row table:style-name="ro1">
          <table:table-cell office:value-type="string" calcext:value-type="string">
            <text:p>B</text:p>
          </table:table-cell>
          <table:table-cell office:value-type="float" office:value="425.000000035472" calcext:value-type="float">
            <text:p>425.000000035472</text:p>
          </table:table-cell>
          <table:table-cell table:number-columns-repeated="4"/>
        </table:table-row>
        <table:table-row table:style-name="ro1">
          <table:table-cell office:value-type="string" calcext:value-type="string">
            <text:p>R</text:p>
          </table:table-cell>
          <table:table-cell office:value-type="float" office:value="150.000000011029" calcext:value-type="float">
            <text:p>150.000000011029</text:p>
          </table:table-cell>
          <table:table-cell table:number-columns-repeated="4"/>
        </table:table-row>
        <table:table-row table:style-name="ro1">
          <table:table-cell office:value-type="string" calcext:value-type="string">
            <text:p>D</text:p>
          </table:table-cell>
          <table:table-cell office:value-type="float" office:value="0.00000000932062616164248" calcext:value-type="float">
            <text:p>9.32062616164248E-09</text:p>
          </table:table-cell>
          <table:table-cell table:number-columns-repeated="4"/>
        </table:table-row>
        <table:table-row table:style-name="ro1">
          <table:table-cell table:number-columns-repeated="6"/>
        </table:table-row>
        <table:table-row table:style-name="ro1">
          <table:table-cell/>
          <table:table-cell office:value-type="string" calcext:value-type="string">
            <text:p>Advertising Cost</text:p>
          </table:table-cell>
          <table:table-cell table:formula="of:=SUMPRODUCT([.B7:.B10];[.C2:.C5])" office:value-type="float" office:value="4999.99999996463" calcext:value-type="float">
            <text:p>4999.99999996463</text:p>
          </table:table-cell>
          <table:table-cell office:value-type="string" calcext:value-type="string">
            <text:p>&lt;=</text:p>
          </table:table-cell>
          <table:table-cell office:value-type="float" office:value="5000" calcext:value-type="float">
            <text:p>5000</text:p>
          </table:table-cell>
          <table:table-cell/>
        </table:table-row>
        <table:table-row table:style-name="ro1">
          <table:table-cell/>
          <table:table-cell office:value-type="string" calcext:value-type="string">
            <text:p>Sales Time Used</text:p>
          </table:table-cell>
          <table:table-cell table:formula="of:=SUMPRODUCT([.B7:.B10];[.D2:.D5])" office:value-type="float" office:value="1775.00000002786" calcext:value-type="float">
            <text:p>1775.00000002786</text:p>
          </table:table-cell>
          <table:table-cell office:value-type="string" calcext:value-type="string">
            <text:p>&lt;=</text:p>
          </table:table-cell>
          <table:table-cell office:value-type="float" office:value="1800" calcext:value-type="float">
            <text:p>1800</text:p>
          </table:table-cell>
          <table:table-cell/>
        </table:table-row>
        <table:table-row table:style-name="ro1">
          <table:table-cell/>
          <table:table-cell office:value-type="string" calcext:value-type="string">
            <text:p>Radios produced</text:p>
          </table:table-cell>
          <table:table-cell table:formula="of:=SUM([.B7:.B10])" office:value-type="float" office:value="600" calcext:value-type="float">
            <text:p>600</text:p>
          </table:table-cell>
          <table:table-cell office:value-type="string" calcext:value-type="string">
            <text:p>`=</text:p>
          </table:table-cell>
          <table:table-cell office:value-type="float" office:value="600" calcext:value-type="float">
            <text:p>600</text:p>
          </table:table-cell>
          <table:table-cell/>
        </table:table-row>
        <table:table-row table:style-name="ro1">
          <table:table-cell/>
          <table:table-cell office:value-type="string" calcext:value-type="string">
            <text:p>Retail Distribution</text:p>
          </table:table-cell>
          <table:table-cell table:formula="of:=[.B9]" office:value-type="float" office:value="150.000000011029" calcext:value-type="float">
            <text:p>150.000000011029</text:p>
          </table:table-cell>
          <table:table-cell office:value-type="string" calcext:value-type="string">
            <text:p>&gt;=</text:p>
          </table:table-cell>
          <table:table-cell office:value-type="float" office:value="150" calcext:value-type="float">
            <text:p>150</text:p>
          </table:table-cell>
          <table:table-cell/>
        </table:table-row>
        <table:table-row table:style-name="ro1" table:number-rows-repeated="2">
          <table:table-cell table:number-columns-repeated="6"/>
        </table:table-row>
        <table:table-row table:style-name="ro1">
          <table:table-cell/>
          <table:table-cell office:value-type="string" calcext:value-type="string">
            <text:p>Profit:</text:p>
          </table:table-cell>
          <table:table-cell table:formula="of:=SUMPRODUCT([.B7:.B10];[.B2:.B5])" office:value-type="float" office:value="48449.999999287" calcext:value-type="float">
            <text:p>48449.999999287</text:p>
          </table:table-cell>
          <table:table-cell table:number-columns-repeated="3"/>
        </table:table-row>
        <table:table-row table:style-name="ro1" table:number-rows-repeated="2">
          <table:table-cell table:number-columns-repeated="6"/>
        </table:table-row>
        <table:table-row table:style-name="ro1">
          <table:table-cell table:number-columns-repeated="5"/>
          <table:table-cell office:value-type="float" office:value="48449.999999287" calcext:value-type="float">
            <text:p>48449.999999287</text:p>
          </table:table-cell>
        </table:table-row>
      </table:table>
      <table:named-expressions>
        <table:named-range table:name="OpenSolver_Duals" table:base-cell-address="$Sheet1.$E$12" table:cell-range-address="$Sheet1.$E$12"/>
        <table:named-expression table:name="OpenSolver_UpdateSensitivity" table:base-cell-address="$Sheet1.$A$1" table:expression="1"/>
        <table:named-range table:name="solver_adj" table:base-cell-address="$Sheet1.$B$7" table:cell-range-address="$Sheet1.$B$7:.$B$10"/>
        <table:named-range table:name="solver_lhs1" table:base-cell-address="$Sheet1.$C$12" table:cell-range-address="$Sheet1.$C$12"/>
        <table:named-range table:name="solver_lhs2" table:base-cell-address="$Sheet1.$C$13" table:cell-range-address="$Sheet1.$C$13"/>
        <table:named-range table:name="solver_lhs3" table:base-cell-address="$Sheet1.$C$14" table:cell-range-address="$Sheet1.$C$14"/>
        <table:named-range table:name="solver_lhs4" table:base-cell-address="$Sheet1.$C$15" table:cell-range-address="$Sheet1.$C$15"/>
        <table:named-expression table:name="solver_num" table:base-cell-address="$Sheet1.$A$1" table:expression="4"/>
        <table:named-range table:name="solver_opt" table:base-cell-address="$Sheet1.$C$18" table:cell-range-address="$Sheet1.$C$18"/>
        <table:named-expression table:name="solver_rel1" table:base-cell-address="$Sheet1.$A$1" table:expression="1"/>
        <table:named-expression table:name="solver_rel2" table:base-cell-address="$Sheet1.$A$1" table:expression="1"/>
        <table:named-expression table:name="solver_rel3" table:base-cell-address="$Sheet1.$A$1" table:expression="2"/>
        <table:named-expression table:name="solver_rel4" table:base-cell-address="$Sheet1.$A$1" table:expression="3"/>
        <table:named-range table:name="solver_rhs1" table:base-cell-address="$Sheet1.$E$12" table:cell-range-address="$Sheet1.$E$12"/>
        <table:named-range table:name="solver_rhs2" table:base-cell-address="$Sheet1.$E$13" table:cell-range-address="$Sheet1.$E$13"/>
        <table:named-range table:name="solver_rhs3" table:base-cell-address="$Sheet1.$E$14" table:cell-range-address="$Sheet1.$E$14"/>
        <table:named-range table:name="solver_rhs4" table:base-cell-address="$Sheet1.$E$15" table:cell-range-address="$Sheet1.$E$15"/>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 style:data-style-name="N2" text:time-value="08:50:05.9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23T12:03:06.388000000</dc:date>
    <meta:editing-duration>PT21H36M8S</meta:editing-duration>
    <meta:editing-cycles>110</meta:editing-cycles>
    <meta:document-statistic meta:table-count="1" meta:cell-count="47" meta:object-count="0"/>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Model information
Public sheet As Object
Public libreBook As Object

' Transient options
Public MinimiseUserInteraction As Boolean
Public SolveRelaxation As Boolean

' Permanent options
Dim pSolverParameters As Dictionary
Public ShowIterationResults As Boolean
Public AssumeNonNegativeVars As Boolean

' Variable information
Public AdjustableCells As Range ' All decision variables
Public BinaryCellsRange As Range' All Binary variables
Public IntegerCellsrange As Range' All integer variables (excluding binary)
Public VarLowerBounds As Dictionary
Public VarUpperBounds As Dictionary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Public ExternalSolverPathName As String ' Path to solver
Public LogFilePathName As String
Public SolutionFilePath As String

' Details we need for non-linear solver
Dim pRowSetsBound() As Boolean

' Details for sensitivity analysis
Public bGetDuals As Boolean ' Whether to get duals
Public rConstraintList As Range
Public DualsOnNewSheet As Boolean
Public DualsOnSameSheet As Boolean

' The model builders
Public DiffModel As CModelDiff
Public ParsedModel As CModelParsed

' Build results
Public ModelStatus As OpenSolver_ModelStatus
Public NumVars As Long
Public NumIntVars As Long
Public NumBinVars As Long
Public NumDiscreteVars As Long
Public NumConstraints As Long   ' Number of Solver-constraints in the model
Public NumRows As Long          ' Number of constraints in the A matrix

' Model information filled in by specific model builder
Dim pSparseA() As CIndexedCoeffs' This is the A matrix for our Solver model
Dim pRHS() As Double            ' The RHS values for each row in the LP
Public CostCoeffs As CIndexedCoeffs' The sparse cost vector
Public ObjectiveFunctionConstant As Double 'The constant offset in the objective function

Dim ConstraintToRow() As Long   ' Maps solver constraint number to row
Dim pRowToConstraint() As Long  ' Maps row number to original solver constraint number
Dim RowCount() As Long          ' Number of rows for each solver constraint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Function CheckConstraintValuesAreNumeric(constraint As Long, LHSValues As Variant, RHSValues As Variant, ErrorMsg As String, AllowNonNumericIfNotConstant As Boolean) As Boolean
	' Check that the LHS and RHS values are doubles (not vbError, or vbString, or ??)
	' vbEmpty (blank) cell values are permitted as VBA quietly turns them into 0's in expressions
	CheckConstraintValuesAreNumeric = False
	Dim i As Long, j As Long, instance As Long
	Dim LHSCellRange As Range, RHSCellRange As Range, RHSstring As String, cell As Range
	
	' Check LHS first; this is always an array
	instance = 0
	For i = 1 To UBound(LHSValues, 1)
		For j = 1 To UBound(LHSValues, 2)
			instance = instance + 1
			Select Case VarType(L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cell '" &amp; LHSCellRange.AddressLocal(RowAbsolute:=False, ColumnAbsolute:=False) &amp; "' in constraint '" &amp; ConstraintSummary(constraint) &amp; "' has a divide by zero error or has a problem with the function used ( eg #DIV/0! or #VALUE!)."
				Case Else:
					' It might be vbError, or vbString, or vbEmpty
					GetConstraintInstanceData constraint, instance,  LHSCellRange, RHSCellRange, RHSstring
					ErrorMsg = "The cell '" &amp; LHSCellRange.AddressLocal(RowAbsolute:=False, ColumbAbsolute:=False) &amp; "' in constraint '" &amp; ConstraintSummary(constraint) &amp; "' has a value which is not numeric."
					On Error Resume Next
					' Try to show the incorrect value; just carry on with the old ErrorMsg if this gives an error
					ErrorMsg = "The cell '" &amp; LHSCellRange.AddressLocal(RowAbsolute:=False, ColumnAbsolute:=False) &amp; "' in constraint '" &amp; ConstraintSummary(constraint) &amp; "' has the value '" &amp; LHSValues(i, j) &amp; "' which is not numeric."
				On Error GoTo 0
			End Select
			
			If Len(ErrorMsg) &gt; 0 Then
				' We have an invalid value
				If AllowNonNumericIfNotConstant Then
					' Allow this if the cell depends on the variable cells - it might be valid later
					Set cell = GetOneCellInRange(LHSCellRange, instance)
					If Not ProperPrecendents(cell) Is Nothing THen
						If Not Intersect(ProperPrecedents(cell), AdjustableCells) Is Nothing Then
							GoTo NextCellLHS
						EndIf
					EndIf
				EndIf
				' Else the error is real, exit and report it
				GoTo ExitError
			EndIf
NextCellLHS:
			ErrorMsg = vbNullString
		Next j
	Next i
	
	Select Case RHSType(constraint)
		Case SolverInputType.SingleCellRange, SolverInputType.Formula, SolverInputType.constant
			Select Case VarType(RHSValues)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tion used (eg #DIV/0! or #VALUE!)."
				Case Else:
					' It might be vbError, or vbString, or anything else?
					GetConstraintInstanceData constraint, 1, LHSCellRange, RHSCellRange, RHSstring
					ErrorMsg = "The right hand side in constraint '" &amp; ConstraintSummary(constraint) &amp; "' has a value which isi not a single numeric value."
					' Try to show the incorrect value; just carry on with the old ErrorMsg if this gives an error
					On Error Resume Next
					ErrorMsg = "The right hand side in constraint '" &amp; ConstraintSummary(constraint) &amp; "' has the value '" &amp; RHSValues &amp; "' which is not numeric."
					On Error GoTo 0
			End Select
			
			If Len(ErrorMsg) &gt; 0 Then
				' We have an invalid value
				If AllowNonNumericIfNotConstant Then
					' Allow this if the cell depends on the variable cells - it might be valid later
					Set cell = RHSCellRange
					If Not ProperPrecedents(cell) Is Nothing Then
						If Not Intersect(ProperPrecedents(cell), AdjustableCells) Is Nothing Then
							GoTo NextCellSingleRHS
						EndIf
					EndIf
				EndIf
				' Else the error is real, exit and report it
				GoTo ExitError
			EndIf
NextCellSingleRHS:
		Case SolverInputType.MultiCellRange
			instance = 0
			For i = 1 To UBound(RHSValues, 1)
				For j = 1 To UBound(RHSValues, 2)
					instance = instance + 1
					Select Case VarType(RHSValues(i, j))
						Case vbDouble:
						Case vbEmpty:
							' This is an empty cell; VBA quietly turns this into 0 when used in an expression. We need no special handling of this, and don't report an error.
						Case vbError:
							GetConstraintInstanceData constraint, instance, LHSCellRange, RHSCellRange, RHSstring
							ErrorMsg = "The right hand side in constraint '" &amp; ConstraintSummary(constraint) &amp; "' has a divide by zero error or has a problem with the funciton used ( eg #DIV/0! or #VALUE!)."
							GoTo ExitError
						Case Else:
							' It might be vbError, or vbString, or vbEmpty
							GetConstraintInstanceData constraint, instance, LHSCellRange, RHSCellRange, RHSstring
							ErrorMsg = "The cell '" &amp; RHSCellRange.AddressLocal(RowAbsolute:=False, ColumnAbsolute:=False) &amp; "' in constraint '" &amp; ConstraintSummary(constraint) &amp; "' has a value which is not numeric."
							On Error Resume Next
							ErrorMsg = "The cell '" &amp; RHSCellRange.AddressLocal(RowAbsolute:=False, ColumnAbsolute:=False) &amp; "' in constraint '" &amp; ConstraintSummary(constraint) &amp; "' has the value '" &amp; RHSValues(i, j) &amp; "' which is not numeric."
							On Error GoTo 0
					End Select
					
					If Len(ErrorMsg) &gt; 0 Then
						' We have an invalid value
						If AllowNonNumericIfNotConstant Then
							' Allow this if the cell depends on the variable cells - it might be valid later
							Set cell = GetOneCellInRange(RHSCellRange, instance)
							If Not ProperPrecedents(cell) Is Nothing Then
								If Not Intersect(ProperPrecedents(cell), AdjustableCells) Is Nothing Then
									GoTo NextCellMultiRHS
								EndIf
							EndIf
						EndIf
						' Else the error is real, exit and report it
						GoTo ExitError
					EndIf
NextCellMultiRHS:
					ErrorMsg = vbNullString
				Next j
			Next i
	End Select
	CheckConstraintValuesAreNumeric = True
	Exit Function
	
ExitError:
	ErrorMsg =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End Function

Sub GetCurrentConstraintValues(constraint As Long, LHSValues As Variant, RHSValues As Variant, Optional ValidateNumeric As Boolean = True, Optional AllowNonNumericIfNotConstant As Boolean)
	If IsMissing(ValidateNumeric) Then ValidateNumeric = True
	If IsMissing(AllowNonNumericIfNotConstant) Then AllowNonNumericIfNotConstant = False
	Dim RaiseError As Boolean
	RaiseError = False
	On Error GoTo ErrorHandler
	
	If LHSType(constraint) = SolverInputType.SingleCellRange Then
		' Create a 1x1 array
		LHSValue = Create1x1Array(LHSRange(constraint).Value2)
	Else ' LHSType(constraint) = SolverInputType.MultiCellRange
		' Copy all the values into a variant, which will then be an
		' array of variants; see http://support.microsoft.com/kb/213798
		LHSValue = LHSRange(constraint).Value2
	EndIf
	
	If RHSType(constraint) = SolverInputType.SingleCellRange Then
		' A variant containing just a single double
		RHSValues = RHSRange(constraint).Value2
	ElseIf RHSType(constraint) = SolverInputType.MultiCellRange Then
		' Copy all the values into a variant, which will then be an
		' array of variants
		RHSValues = RHSRange(constraint).Value2
	ElseIf RHSType(constraint) = SolverInputType.Formula Then
		' Will not throw an error, but may put an error value in RHSValues
		RHSValue = sheet.Evaluate("=" &amp; RHSFormula(constraint))
	Else ' RHSType(constraint) = SolverInputType.Constant
		RHSValues = RHSConstant(constraint)
	EndIf
	
	If ValidateNumeric Then
		Dim ErrorMsg As String
		If Not CheckConstraintValuesAreNumeric(constraint, LHSValues, RHSValues, ErrorMsg, _
											   AllowNonNumericIfNotConstant) Then
			RaiseUserError ErrorMsg
		EndIf
	EndIf
	
ExitSub:
	If RaiseError Then RethrowError
	Exit Sub
	
ErrorHandler:
	If Not ReportError("COpenSolver", "GetCurrentConstraintValues") Then Resume
	RaiseError = True
	GoTo ExitSub
End Sub

Function GetCurrentObjectiveValue(Optional ValidateNumeric As Boolean, Optional AllowNonNumericIfNotConstant As Boolean) As Variant
	If IsMissing(AllowNonNumericIfNotConstant) Then AllowNonNumericIfNotConstant = False
	If IsMissing(ValidateNumeric) Then ValidateNumeric = True
	Dim RaiseError As Boolean
	RaiseError = False
	On Error GoTo ErrorHandler
	
	If ObjRange Is Nothing Then
		GetCurrentObjectiveValue = 0
		GoTo ExitFunction
	EndIf
	
	Dim ObjValue As Variant
	ObjValue = ObjRange.Value2
	
	If ValidateNumeric Then
		Dim ErrorMsg As String
		' Check if objective has a value that is not a number
		If VarType(ObjValue) &lt;&gt; vbDouble Then
			If VarType(ObjValue) = vbError Then
				ErrorMsg = "The objective cell appears to contain an error. This could have occurred if there is a divide by zero error or if you have used the wrong function (eg #DIV/0! or #VALUE!)."
			Else
				ErrorMsg = "The objective cell does not appear to contain a numeric value."
			EndIf
		EndIf	
		If Len(ErrorMsg) &gt; 0 Then
			If AllowNonNumericIfNotConstant Then
				If Not ProperPrecedents(ObjRange) Is Nothing Then
					If Not Intersect(ProperPrecedents(ObjRange), AdjustableCells) Is Nothing Then
						GoTo DontRaise
					EndIf
				EndIf
			EndIf
			ErrorMsg = _
				ErrorMsg &amp; vbNewLine &amp; vbNewLine &amp; _
				IIf(AllowNonNumericIfNotConstant, "This can happen if you have made an error when constructing the model.", _
												  "This can happen if your model is nonlinear, or if you have made an error when constructing the model.") &amp; _
				" Please fix this and try again."
			RaiseUserError ErrorMsg
		EndIf
	EndIf
DontRaise:
	GetCurrentObjectiveValue = ObjValue
	
ExitFunction:
	If RaiseError Then RethrowError
	Exit Function
	
ErrorHandler:
	If Not ReportError("COpenSolver", "GetCurrentObjectiveValue") Then Resume
	RaiseError = True
	GoTo ExitFunction
End Function

Sub CheckCurrentConstraintFeasible(LHSValues As Variant, RHSValues As Variant, rel As RelationConsts, constraint As Long)
	' Check if the current solution is valid for this constraint
	On Error GoTo Invalid
	
	Dim i As Long, j As Long, LHSValue As Double, RHSValue As Double, value As Double
	For i = 1 To UBound(LHSValues, 1)
		For j = 1 To UBound(LHSValues, 2)
			LHSValue = LHSValues(i, j)
			If RHSType(constraint) &lt;&gt; SolverInputType.MultiCellRange Then
				RHSValue = RHSValues
			ElseIf UBound(LHSValues, 1) = UBound(RHSValues, 1) Then
				RHSValue = RHSValue(i, j)
			Else
				RHSValue = RHSValues(j, i)
			EndIf
			
			value = RHSValue - LHSValue
			If (rel = RelationEQ And Abs(value) &gt; EPSILON) Or _
			   (rel = RelationGE And value &gt; EPSILON) Or _
			   (rel = RelationLE And value &lt; -EPSILON) Then
			   GoTo Invalid
			EndIf
		Next j
	Next i
	Exit Sub
Invalid:
	InitialSolutionIsValid = False
End Sub

Sub CheckCurrentVariablesFeasible(ShouldSolveRelaxation As Boolean)
	Dim i As Long, RoundedValue As Double, bound As Double
	For i = 1 To NumVars
		' Check value is integral if discrete
		If VarCategory(i) &lt;&gt; VarContinuous And Not ShouldSolveRelaxation Then
			' If the starting value is not integer, solution is invalid.
			' Otherwise round starting value to ensure feasibility
			RoundedValue = Round(VarInitialValue(i))
			If Abs(VarInitialValue(i) - RoundedValue) &lt;= EPSILON Then
				VarInitialValue(i) = RoundedValue
			Else
				GoTo Invalid
			EndIf
		EndIf
		
		' Check bounds - we have already invalidated anything that violates these in the constraint validation
		' However, we go through them again because we can now adjust variables that are only just infeasible
		
		' Check lower bounds
		If VarLowerBounds.Exists(VarName(i)) Or VarCategory(i) = VarBinary Or AssumeNonNegativeVars Then
			If VarLowerBounds.Exists(VarName(i)) And VarCategory(i) &lt;&gt; VarBinary Then
				bound = VarLowerBounds.Item(VarName(i))
			Else
				bound = 0
			EndIf
			If VarInitialValue(i) &gt;= bound - EPSILON Then
				' Make sure the bound is strictly satisfied
				If VarInitialValue(i) &lt; bound Then
					VarInitialValue(i) = bound
				EndIf
			Else
				GoTo Invalid
			EndIf
		EndIf
		
		' Check upper bounds
		If VarUpperBounds.Exists(VarName(i)) Or VarCategory(i) = VarBinary Then
			If VarCategoru(i) = VarBinary Then
				bound = 1
			Else
				bound = VarUpperBounds.Item(VarName(i))
			EndIf
			
			If VarInitialValue(i) &lt;= bound + EPSILON Then
				' Make sure the bound is strictly satisfied
				If VarInitialValue(i) &gt; bound Then
					VarInitialValue(i) = bound
				EndIf
			Else
				GoTo Invalid
			Endif
		EndIf
	Next i
	Exit Sub
Invalid:
	InitialSolutionIsValid = False
End Sub

Sub BuildModelFromSolverData(Optional LinearityOffset As Double, _
							 Optional ShouldCheckLinearity As Boolean, _
							 Optional ShouldMinimiseUserInteraction As Boolean, _
							 Optional ShouldSolveRelaxation As Boolean, _
							 Optional modelSheet As Object, Optional modelBook)
	GetActiveSheetIfMissing modelSheet, modelBook
	If IsMissing(LinearityOffset) Then LinearityOffset = 0
	If IsMissing(ShouldCheckLinearity) Then ShouldCheckLinearity = False
	If IsMissing(ShouldSolveRelaxation) Then ShouldSolveRelaxation = False
	If IsMissing(ShouldMinimiseUserInteraction) Then ShouldMinimiseUserInteraction = False

	Dim RaiseError As Boolean
	RaiseError = False
	On Error GoTo ErrorHandler
	
	SolveStatus = OpenSolverResult.Unsolved
	SolveStatusString = "Unsolved"
	SolveStatusComment = vbNullString
	SolutionWasLoaded = False
	ModelStatus = Unitialized
	
	MinimiseUserInteraction = ShouldMinimiseUserInteraction
	
	' Change to manual calculation mode
	Dim oldCalculationMode As Long
	OldCalculationMode = Application.Calculation
	Application.Calculation = xlCalculationManual
	
	Dim ScreenStatus As Boolean
	ScreenStatus = Application.ScreenUpdating
	Application.ScreenUpdating = False
	
	Application.Cursor = xlWait
	
	Dim StartTimeOfBuild As Single, StartDateTimeOfBuild As Date
	Dim EndTimeOfBuild As Single, EndDateTimeOfBuild As Date
	StartTimeOfBuild = Timer ' Warning: This goes back to zero at midnight!
	StartDateTimeOfBuild = Now()
	
	Application.EnableCancelKey = xlErrorHandler
	
	Set sheet = modelSheet
	Set libreBook = modelBook
	
	' Find the Solver
	Set Solver = CreateSolver(GetChosenSolver(sheet))
	LastUsedSolver = Solver.ShortName
	
	'--------------------------------------------------------------------------
    ' ADJUSTABLE CELLS SETUP
    
    ' Remove any overlap
    Set AdjustableCells = GetDecisionVariablesNoOverlap(sheet)
	' Handle any merged ranges
	Dim BadCell As Range
	If Not CheckRangeContainsNoAmbiguousMergedCells(AdjustableCells, BadCell) Then
		RaiseUserError "This model contains a decision variable " &amp; BadCell.AddressLocal(RowAbsolute:=False, ColumnAbsolute:=False) &amp; " that is inaccessable as it is within the merged range " &amp; BadCell.MergeArea.AddressLocal(RowAbsolute:=False, ColumnAbsolute:=False) &amp; ". Please redefine the decision variable cells, and try again."
	EndIf
	' Check we have any cells after all this
	NumVars = AdjustableCells.Count
	If NumVars &lt; 1 Then
		RaiseUserError "There are no decision variable cells in this model, and so the model cannot be solved."
	EndIf
	
	' Variable initialization
	ReDim pVarName(1 To NumVars) As String
	ReDim pVarInitialValue(1 To NumVars) As Double
	ReDim pVarCategory(1 To NumVars) As VariableType
	Set VarNameToIndex = New Collection
	InitialSolutionIsValid = True
	
	Dim AdjCell As Range, i As Long
	i = 1
	For Each AdjCell In AdjustableCells
		VarName(i) = GetCellName(AdjCell)
		VarCategory(i) = VariableType.VarContinuous
		VarNameToIndex.Add Item:=i, Key:=VarName(i)
		' Try to get the starting value, if we can't the starting solution is invalid
		On Error Resume Next
		VarInitial(i) = AdjCell.Value2
		If Err.Number &lt;&gt; 0 Then InitialSolutionIsValid = False
		On Error GoTo ErrorHandler
		i = i + 1
	Next AdjCell
	
	' Reset the cell values to catch protected sheets
	TestCellsForWriting AdjustableCells
	
	' Initial sheet calculation
	If Not ForceCalculate("Warning: The initial worksheet calculation did not complete, and so the model may not be generated correctly. Would you like to try again?", MinimiseUserInteraction) Then
		On Error GoTo ErrorHandler
		RaiseGeneralError "Calculation failed. The model has not been built so cannot be solved."
	EndIf
	
	'--------------------------------------------------------------------------
    ' OBJECTIVE SETUP
    ObjectiveSense = GetObjectiveSense(sheet)
    ObjectiveTargetValue = GetObjectiveTargetValue(sheet)
    Set ObjRange = GetObjectiveFunctionCell(sheet, Validate:=True)
	' Check that objective is not a non-numeric constant
	GetCurrentObjectiveValue AllowNonNumericIfNotConstant:=True

	'--------------------------------------------------------------------------
    ' MODEL OPTIONS SETUP
    AssumeNonNegativeVars = GetNonNegativity(sheet)
    ShowIterationResults = GetShowSolverProgress(sheet)
    
    ' Collate all solver parameters (ours and user-defined)
    Set SolverParameters = GetSolverParametersDict(Solver, sheet)
    
    ' Check for Solver's "Ignore Integer Constraints" option unless solving relaxation
    If Not ShouldSolveRelaxation Then
    	' If we are in Excel 2010 or newer, and the user has set "Ignore Integer Constraints", then we report an error
    	If Val(Application.Version) &gt;= 14 And GetIgnoreIntegerConstraints(sheet) Then
    		If MinimiseUserInteraction Then
    			RaiseUserError "You have the Solver option 'ignore integer constraints' turned on. Please turn this off in the Solver (not OpenSolver) options menu and then solve with OpenSolver again or choose OpenSolver's solve relaxed model option"
    		ElseIf Not MsgBox("You have the 'Ignore integer constraints' option enabled in Solver, so OpenSolver cannot proceed with solving. You can either disable this option, or use the 'Solve Relaxation' option in the OpenSolver menu. Would you like OpenSolver to disable this option and proceed?", vbCritical + vbYesNo + vbDefaultButton1, "OpenSolver Warning") = vbNo Then
    			SetIgnoreIntegerConstraints False, sheet
    		Else
    			' Already confirmed abort by user
    			RaiseUserCancelledError
    		EndIf
    	EndIf
    EndIf
    
    '--------------------------------------------------------------------------
    ' CONSTRAINTS SETUP
    NumConstraints = GetNumConstraints(sheet)
    UpdateStatusBar "OpenSolver: Setting Up Problem... " &amp; NumVars &amp; " vars, " &amp; NumConstraints &amp; " Solver consntraints", True
	' Set up arrays to be the correct size. We allow no constraints!
	If NumConstraints &gt; 0 Then
		ReDim pLHSType(NumConstraints) As SolverInputType
		ReDim pLHSRange(NumConstraints) As Range
		ReDim pRelation(NumConstraints) As RelationConsts
		ReDim pRHSType(NumConstraints) As SolverInputType
		ReDim pRHSRange(NumConstraints) As Range
		ReDim pRHSFormula(NumConstraints) As String
		ReDim pRHSConstant(NumConstraints) as Double
		ReDim pConstraintSummary(NumConstraints) As String
		ReDim ConstraintToRow(NumConstraints) As Long
		ReDim RowCount(NumConstraints) As Long
	EndIf
	Set VarLowerBounds = New Dictionary
	Set VarUpperBounds = New Dictionary
	ReDim pRowSetsBound(1)
	
	NumRows = 0
	Dim constraint As Long, row As Long
	row = 1
	' Iterate through each solver constraint
	For constraint = 1 To NumConstraints
		UpdateStatusBar "OpenSolver: Setting Up Constraints... " &amp; NumVars &amp; " vars, " &amp; constraint &amp; "/" &amp; NumConstraints * " Solver constraints"
		
		' LEFT HAND SIDE
		Dim rangeLHS As Range, sRefersToLHS As String
		Set rangeLHS = GetConstraintLhs(constraint, sheet, Validate:=True, RefersTo:=sRefersToLHS)
		Dim LHSCount As Long
		LHSCount = rangeLHS.Count
		
		' RELATIONSHIP
		Dim rel As RelationConsts
		rel = GetConstraintRel(constraint, sheet)
		Relation(constraint) = rel
		
		Select Case rel
		Case RelationINT, RelationBIN
			' Check that they haven't set as integer or binary something that is not a decision variable...
			Dim intersection As Range
			Set intersection = Intersect(rangeLHS, AdjustableCells)
			If intersection Is Nothing Then
				' The cells are not all decision variables
				On Error GoTo ErrorHandler
				RaiseUserError "A range of cells are specified as bin or int that are not decision variables. OpenSolver does not support this."
			EndIf
			If intersection.Count = rangeLHS.Count Then
				If rel = RelationINT Then
					Set IntegerCellsRange = ProperUnion(IntegerCellsRange, rangeLHS)
				Else
					Set BinaryCellsRange = ProperUnion(BinaryCellsRange, rangeLHS)
				EndIf
			Else
				' The cells are not all decision variables
				On Error GoTo ErrorHandler
				RaiseUserError "Unable to find a cell specified as bin or int in the decision variables."
			EndIf
			' This constraint does not relate to any new rows, so mark it
            ' with a dummy entry. row = same value as we get for the
            ' next entry, so this refers to no rows.
            ConstraintToRow(constraint) = row
        ' RIGHT HAND SIDE
        Case RelationGE, RelationLE, RelationEQ
        	' The constraint is a full equation with a RHS
        	Dim valRHS As Double, rangeRHS As Range, sRefersToRHS As String, RHSRefersToFormula As Boolean
			Set rangeRHS = GetConstraintRhs(constraint, sRefersToRHS, valRHS, RHSRefersToFormula, sheet)
		
			ConstraintSummary(constraint) = StripWorksheetNameAndDollars(sRefersToLHS, sheet) &amp; _
											" " &amp; RelationEnumToString(rel) &amp; " " &amp; _
											StripWorksheetNameAndDollars(sRefersToRHS, sheet)
			Dim RHSCount As Long
			If Not rangeRHS Is Nothing Then
				RHSCount = rangeRHS.Count
			Else
				RHSCount = 1
			EndIf
			
			' Check we have a compatible constraint system.
			If (LHSCount &lt;&gt; 1 And RHSCount &lt;&gt; 1) And (LHSCount &lt;&gt; RHSCount) Then
				On Error GoTo ErrorHandler
				RaiseUserError "The constraint '" &amp; ConstraintSummary(constraint) &amp; "' has a different cell count on the left and the right. The model cannot be built."
			EndIf
			
			' Store left hand side:
			Set LHSRange(constraint) = rangeLHS
			LHSType(constraint) = IIf(LHSCount = 1, SolverInputType.SingleCellRange, SolverInputType.MultiCellRange)
		
			' Store right hand side:
			If Not rangeRHS Is Nothing Then
				Set RHSRange(constraint) = rangeRHS
				RHSType(constraint) = IIf(RHSCount = 1, SolverInputType.SingleCellRange, SolverInputType.MultiCellRange)
			ElseIf RHSRefersToFormula Then
				' Store the formula internally as a string
				RHSFormula(constraint) = sRefersToRHS
				RHSType(constraint) = SolverInputType.Formula
			Else
				' Store a constant
				RHSFormula(constraint) = sRefersToRHS
				RHSType(constraint) = SolverInputType.constant
				RHSConstant(constraint) = valRHS
			EndIf
			
			' Check that all constant values are numeric
			' We allow non-numeric values that might later change with the variable cells
			Dim LHSValues As Variant
			Dim RHSValues As Variant
			GetCurrentConstraintValues constraint, LHSValues, RHSValues, AllowNonNumericIfNotConstant:=True
			' Check if the constraint is satisfied (unless we already know the solution is invalid)
			If InitialSolutionIsValid Then
				CheckCurrentConstraintFeasible LHSValues, RHSValues, rel, constraint
			EndIf
			
			' Check if this constraint applies any bounds on decision variable
			If LHSCount = 1 Then
				' Single LHS, single RHS
				ApplyBounds row, rel, rangeLHS, rangeRHS, valRHS, RHSRefersToFormula
			Else
				Dim CurRow As Long
				If RHSCount &gt; 1 Then
					' Multiple LHS, multiple RHS
					For CurRow = 1 To LHSCount
						ApplyBounds row + curRow - 1, rel, rangeLHS(CurRow), rangeRHS(CurRow), valRHS, RHSRefersToFormula
					Next CurRow
				Else
					' multiple LHS, single RHS
					For CurRow = 1 To LHSCount
						ApplyBounds row + CurRow - 1, rel, rangeLHS(CurRow), rangeRHS, valRHS, RHSRefersToFormula
					Next CurRow
				EndIf
			EndIf
			
			' Store the row/constraint information
			RowCount(constraint) = LHSCount
			ConstraintToRow(constraint) = row
			row = row + LHSCount
		Case Else
			' Don't allow 'alldiff' from Excel 2010 or any other weird things
			On Error GoTo ErrorHandler
			RaiseGeneralError "Unrecognised relationship for constraint " &amp; ConstraintSummary(constraint)
		End Select
	Next constraint
	NumRows = row - 1
	
	If NumRows &gt; 0 Then
		' Make the row to constraint mapping
		ReDim pRowToConstraint(NumRows) As Long
		row = 0
		For constraint = 1 To NumConstraints
			For i = 1 To RowCount(constraint)
				RowToConstraint(row + i) = constraint
			Next i
			row = row + RowCount(constraint)
		Next constraint
	EndIf
	
	' Binary trumps integer, so remove all overlap
	Set IntegerCellsRange = SetDifference(IntegerCellsRange, BinaryCellsRange)
	
	Dim RoundedValue As Long
	If Not IntegerCellsRange Is Nothing Then
		Me.NumIntVars = IntegerCellsRange.Count
		For Each AdjCell In IntegerCellsRange
			VarCategory(VarNameToIndex(GetCellName(AdjCell))) = VarInteger
		Next AdjCell
	EndIf
	If Not BinaryCellsRange Is Nothing Then
		Me.NumBinVars = BinaryCellsRange.Count
		For Each AdjCell In BinaryCellsRange
			Me.VarCategory(VarNameToIndex(GetCellName(AdjCell))) = VarBinary
		Next AdjCell
	EndIf
	Me.NumDiscreteVars = Me.NumIntVars + Me.NumBinVars
	
	' Check whether variables are within bounds and discrete if needed
	CheckCurrentVariablesFeasible ShouldSolveRelaxation
	
	If NumRows &gt; 0 Then
		ReDim Preserve pRowSetsBound(NumRows)
	EndIf
	
	'Set up extra model info depending on the solver
	Select Case Solver.ModelType
	Case Diff
		If NumRows &gt; 0 Then
			ReDim Preserve pSparseA(NumRows) As CIndexedCoeffs
			ReDim pRHS(NumRows) As Double
		EndIf
		ReDim pCostCoeffs(NumVars) As Double
		
		Set DiffModel = New CModelDiff
		If Not DiffModel.ProcessSolverModel(Me, LinearityOffset, ShouldCheckLinearity) Then GoTo ExitSub
	Case Parsed
		' Parse spreadsheet and build model
		Set ParsedModel = New CModelParsed
		If Not ParsedModel.ProcessSolverModel(Me) Then GoTo ExitSub
	End Select
	
	ModelStatus = Built
	EndTimeOfBuild = Timer
	EndDateTimeOfBuild = Now()
	SecondsTakenToBuildModel = DateDiff("s", StartDateTimeOfBuild, EndDateTimeOfBuild)
	TimeTakenToBuildModel = EndTimeOfBuild - StartTimeOfBuild
	
ExitSub:
	Application.Cursor = xlDefault
	Application.StatusBar = False
	Application.ScreenUpdating = ScreenStatus
	Application.Calculation = oldCalculationMode
	If RaiseError Then RethrowError
	Exit Sub
ErrorHandler:
	If Not ReportError("COpenSolver", "BuildModelFromSolverData") Then Resume
	RaiseError = True
	GoTo ExitSub
End Sub

Sub ApplyBounds(row As Long, rel As Long, LHS As Range, RHS As Range, RHSValue As Double, RHSRefersToFormula As Boolean)
	' Determines whether the current LHS and RHS should be applied as a bound

	' Excel 2007 requires the following conditions to be met for a user-supplied lower bound to exist
    '  The LHS range includes a decision variable directly (not via a formula referring to the decision var).
    '  The RHS is either: a constant, or: a (single or multicell) range that containing a constant or a formula. The RHS may not
    '  be specified as a formula (even one evaluating to a constant)
    ' Note: Excel 2010 seems a bit different in that the WHOLE LHS range must be decision variables. We adopt the 2007 behaviour
    ' Note: A constraint of the form 'range &lt;= decision var' does NOT count as a lower bound; the decision var MUST be in the LHS

	Dim RaiseError As Boolean
	RaiseError = False
	On Error GoTo ErrorHandler
	
	If rel &lt;&gt; RelationGE And rel &lt;&gt; RelationLE Then GoTo ExitSub
	
	' Following Solver, we don't apply formulae as lower bounds, even if constant
	If RHSRefersToFormula Then GoTo ExitSub
	
	' Check if LHS cell is a variable cell
	If Intersect(LHS, AdjustableCells) Is Nothing Then GoTo ExitSub
	
	If Not RHS Is Nothing Then
		If IsNumeric(RHS.value) Then
			If Not RHS.HasFormula Then
				' The RHS range is a constant - apply a bound
				UpdateBound row, GetCellName(LHS), CDbl(RHS.Value), rel
			Else
				' The RHS range is a formula, check if this depends on the decision vars
				' Will raise an error is no precedents are found (e.g. if they are on another sheet)
				If Intersect(RHS.Precedents, AdjustableCells) Is Nothing Then
					UpdateBound row, GetCellName(LHS), CDbl(RHS.value), rel
				EndIf
			EndIf
		EndIf
	Else
		' The RHS is a numeric constant - apply a bound
		UpdateBound row, GetCellName(LHS), RHSValue, rel
	EndIf
	
ExitSub:
	If RaiseError Then RethrowError
	Exit Sub
	
ErrorHandler:
	' Ignore a 'No cells were found' precedents error
	If Err.Number = 1004 Then
		GoTo ExitSub
	EndIf
	
	If Not ReportError("COpenSolver", "ApplyBounds") Then Resume
	RaiseError = True
	GoTo  ExitSub
End Sub

Sub UpdateBound(row As Long, VarName As String, bound As Double, rel As Long)
	Dim RaiseError As Boolean
	RaiseError = False
	On Error GoTo ErrorHandler
	
	' Only GE constraints can provide lower bounds
	If rel = RelationGE Then
		' Remove existing lower bound on variable if our new one is better
		If VarLowerBounds.Exists(VarName) Then
			VarLowerBounds.Item(VarName) = Max(bound, VarLowerBounds.Item(VarName))
		Else
			VarLowerBounds.Add Item:=bound, Key:=VarName
		EndIf
	' Only LE constraints can provide upper bounds
	ElseIf re = RelationLE Then
		' Remove existing upper bound on variable if our new one is better
		If VarUpperBounds.Exists(VarName) Then
			VarUpperBounds.Item(VarName) = Min(bound, VarUpperBounds.Item(VarName))
		Else
			VarUpperBounds.Add Item:=bound, Key:=VarName
		EndIf
	EndIf
	
	' Track that this constraint row applies a bound
	If UBound(pRowSetsBound) &lt; row Then ReDim Preserve pRowSetsBound(row)
	RowSetsBound(row) = True
	
ExitSub:
	If RaiseError Then RethrowError
	Exit Sub
	
ErrorHandler:
	If Not ReportError("COpenSolver", "UpdateBound") Then Resume
	RaiseError = True
	GoTo ExitSub
End Sub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Compatible
Option ClassModule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Compatible
Option ClassModule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Compatible
Option ClassModule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Compatible
Option ClassModule
Option VBAsupport 1

Public Property Get SensitivityAnalysisAvailable() As Boolean
End Property

Sub WriteConstraintSensitivityTable(sheet As Object, s As COpenSolver)
	' Writes out the sensitivity table on a new page (like the solver sensitivity report)
	Dim RaiseError As Boolean
	RaiseError = False
	On Error GoTo ErrorHandler
	
	Dim Column As Long, row As Long, i As Long
	
	sheet.Cells(1,1) = "OpenSolver Sensitivity Report - " &amp; s.Solver.ShortName
	sheet.Cells(2,1) = "Worksheet: [" &amp; sheet.Parent.Name &amp; "] " &amp; sheet.Name
	sheet.Cells(3,1) = "Report Created: " &amp; Now()
	
	Column = 2
	row = 6
	
	Dim sheetName As String
	sheetName = sheet.Name
	
	sheet.Cells(row-1, Column-1) = "Decision Variables"
	
	Dim headings() As Variant
	headings = Array("Cells", "Name", "Final Value", "Reduced Costs", "Objective Value", "Allowable Increase", "Allowable Decrease")
	sheet.Cells(row, Column).Resize(1, UBound(headings) - LBound(headings) + 1).value = headings
	
	Dim CostVector() As Double
	CostVector = s.CostCoeffs.AsVector(s.NumVars)
	
	row = row + 1
	
	'put the values into the variable table
	For i = 1 To s.NumVars
		sheet.Cells(row, Column) = s.VarCellName(i)
		sheet.Cells(row, Column + 2) = ZeroIfSmall(s.VarFinalValue(i))
		sheet.Cells(row, Column + 3) = ZeroIfSmall(s.VarReducedCost(i))
		sheet.Cells(row, Column + 4) = ZeroIfSmall(CostVector(i))
		sheet.Cells(row, Column + 5) = ZeroIfSmall(s.VarIncrease(i))
		sheet.Cells(row, Column + 6) = ZeroIfSmall(s.VarDecrease(i))
		sheet.Cells(row, Column + 1) = findName(s.sheet, s.VarCellName(i))
		row = row + 1
	Next i
	
	row = row + 2
	
	headings(LBound(headings) + 3) = "Shadow Price"
	headings(LBound(headings) + 4) = "RHS Value"
	
	' Headings for constraint table
	sheet.Cells(row - 1, Column - 1) = "Constraints"
	sheet.Cells(row, Column).Resize(1, UBound(headings) - LBound(headings) + 1).value = headings
	
	row = row + 1
	
	'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sheet.Cells(row, Column + 1) = findName(s.sheet, s.VarCellName(i))
		row = row + 1
	Next i
	
	row = row + 2
	
	headings(LBound(headings) + 3) = "Shadow Price"
	headings(LBound(headings) + 4) = "RHS Value"
	
	'Headingsfor constraint table
	sheet.Cells(row - 1, Column - 1) = "Constraints"
	sheet.Cells(row, Column).Resize(1, UBound(headings) - LBound(headings) + 1).value = headings
	
	row = row + 1
	
	'Values for constraint table
	For i = 1 To s.NumRows
		sheet.Cells(row, Column + 2) = ZeroIfSmall(s.ConFinalValue(i))
		sheet.Cells(row, Column + 3) = ZeroIfSmall(s.ConShadowPrice(i))
		sheet.Cells(row, Column + 4) = ZeroIfSmall(s.RHS(i))
		sheet.Cells(row, Column + 5) = ZeroIfSmall(s.ConIncrease(i))
		sheet.Cells(row, Column + 6) = ZeroIfSmall(s.ConDecrease(i))
		
		Dim constraint As Long, instance As Long
		constraint = s.RowToConstraint(i)
		instance = s.GetConstraintInstance(i, constraint)
		
		Dim LHSCellRange As Range, RHSCellRange As Range, RHSstring As String
		s.GetConstraintInstanceData constraint, instance, LHSCellRange, RHSCellRange, RHSstring
		If Not RHSCellRange Is Nothing Then
			RHSstring = RHSCellRange.AddressLocal(RowAbsolute:=False, ColumnAbsolute:=False)
		Else
			RHSstring = ConvertToCurrentLocale(StripWorksheetNameAndDollars(RHSstring, s.sheet))
		EndIf
		Dim summary As String
		summary = LHSCellRange.AddressLocal(RowAbsolute:=False, ColumnAbsolute:=False) &amp; _
				  RelationEnumToString(s.Relation(constraint)) &amp; RHSstring
		'Cell Range for each constraint
		sheet.Cells(row, Column).value = summary
		'Finds the nearest name for the constraint
		sheet.Cells(row, Column + 1) = findName(s.sheet, LHSCellRange.AddressLocal(RowAbsolute:=False, ColumnAbsolute:=False))
		row = row + 1
	Next i
	
	'Format the sensitivity table
	FormatSensitivityTable sheet, row, s.NumVars
	
ExitSub:
	If RaiseError Then RethrowError
	Exit Sub
	
ErrorHandler:
	If Not ReportError("SolverModelDiff", "WriteConstraintSensitivityTable") Then Resume
	RaiseError = True
	GoTo ExitSub
End Sub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Compatible
Option ClassModule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Compatible
Option ClassModule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Sub Main
	dim Variables(3) as object
	dim Constraints(3) as object
	
	oDoc = ThisComponent
	x = oDoc.NamedRanges
	Sheet = oDoc.Sheets(0)	
	
	smgr = GetProcessServiceManager()
	solver = smgr.createInstance("com.sun.star.sheet.Solver")
	solver.AssumeNonNegative = True
	
	solver.Document = oDoc
	objectiveCell = Sheet.getCellByPosition(2,17)
	solver.Objective = objectiveCell.CellAddress
	
	
	
	for i=0 to 3
		Variables(i) = Sheet.getCellByPosition(1,6+i).CellAddress
	Next i
	
	solver.Variables = Variables()
	for i=0 to 3
		redim constraint as New com.sun.star.sheet.SolverConstraint
		Constraints(i) = constraint
		Constraints(i).Left = Sheet.getCellByPosition(2,11+i).CellAddress
		Constraints(i).Right = Sheet.getCellByPosition(4,11+i).Value
		operator = Sheet.getCellByPosition(3,11+i).String
		If operator = "&lt;=" then
			Constraints(i).Operator = com.sun.star.sheet.SolverConstraintOperator.LESS_EQUAL
		elseif operator = "&gt;=" then
			Constraints(i).Operator = com.sun.star.sheet.SolverConstraintOperator.GREATER_EQUAL
		elseif operator = "`=" then
			Constraints(i).Operator = com.sun.star.sheet.SolverConstraintOperator.EQUAL
		end if
	Next i
	
	solver.Constraints = Constraints()
	
	solver.Maximize = True
	solver.Solve()
	
	Sheet.getCellByPosition(5,20).Value = solver.ResultValue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Public Function RunOpenSolver(Optional SolveRelaxation As Boolean,_
							  Optional MinimiseUserInteraction As Boolean, _
							  Optional LinearityOffset As Double, _
							  Optional sheet As Object, Optional libreBook) As OpenSolverResult
	GetActiveSheetIfMissing sheet, libreBook
	If IsMissing(SolveRelaxation) Then SolveRelaxation = False
	If IsMissing(MinimiseUserInteraction) Then MinimiseUserInteraction = False
	If IsMissing(LinearityOffset) Then LinearityOffset = 10.423
	
	CheckLocationValid ' Check for unicode in path
	
	ClearError
	On Error GoTo ErrorHandler
	
	Dim InteractiveStatus As Boolean
	InteractiveStatus = Application.Interactive
	Application.Interactive = False
	
	RunOpenSolver = OpenSolverResult.Unsolved
	Dim OpenSolver As COpenSolver
	Set OpenSolver = New COpenSolver
	
	OpenSolver.BuildModelFromSolverData LinearityOffset, GetLinearityCheck(sheet, libreBook), MinimiseUserInteraction, SolveRelaxation, sheet
	' Only proceed with solve if nothing detected while building model
	If OpenSolver.SolveStatus = OpenSolverResult.Unsolved Then
		SolveModel OpenSolver, SolveRelaxation, MinimiseUserInteraction
	EndIf
ErrorHandler:
End Function

'/**
' * Gets a list of short names for all solvers that can be set
' */
Public Function GetAvailableSolvers() As StringArray
	'GetAvailableSolvers = StringArray("CBC", "Gurobi", "NeosCBC",_
	' "Bonmin", "Couenne", "NOMAD", "NeosBon", "NeosCou",_
	'  "SolveEngine")
	GetAvailableSolvers = StringArray("System")
End Function

'/**
' * Gets the short name of the currently selected solver for an OpenSolver model.
' * @param {} sheet The worksheet containing the model (defaults to active worksheet)
' * @param {} libreBook The LibreOffice Workbook containing the model (Defaults to the active workbook) NOTE: Must be the same workbook that the sheet is on
' */
Public Function GetChosenSolver(Optional sheet As Object, Optional libreBook) As String
	GetActiveSheetIfMissing sheet, libreBook
	dim result
	If Not GetNamedStringIfExists(sheet, "OpenSolver_ChosenSolver", result) Then GoTo SetDefault
	
	' Check solver is an allowed solver
	WorksheetFunction.Match result, GetAvailableSolvers, 0
	GetChosenSolver = result
	Exit Function
	
SetDefault:
	' See if we can choose based on the selection for Solver
	Dim SolverEng As Long
	If GetNamedIntegerIfExists(sheet, "solver_eng", SolverEng) Then
		' Lookup based on standard Solver options
		Select Case SolverEng
		Case 1: ' GRG Nonlinear
			If SolverIsAvailable(CreateSolver("Bonmin")) Then 
				GetChosenSolver = "Bonmin"
			EndIf
		Case 2: ' Simplex LP
			GetChosenSolver = "CBC"
		Case 3: ' Evolutionary
			If SolverIsAvailable(CreateSolver("NOMAD")) Then
				GetChosenSolver = "NOMAD"
			EndIf
		End Select
	EndIf
	' Make a default choice if we still don't have anything
	If Len(GetChosenSolver) = 0 Then GetChosenSolver = GetAvailableSolvers()(LBound(GetAvailableSolvers))
	SetChosenSolver GetChosenSolver, sheet, libreBook
End Function

'/**
' * Sets the solver for an OpenSolver model.
' * @param {} SolverShortName The short name of the solver to be set
' * @param {} sheet The worksheet containing the model (defaults to active worksheet)
' * @param {} libreBook The LibreOffice Workbook containing the model (Defaults to the active workbook) NOTE: Must be the same workbook that the sheet is on
' */
Public Sub SetChosenSolver(SolverShortName As String, Optional sheet as Object, Optional libreBook)
	GetActiveSheetIfMissing sheet, libreBook
	' Check that a valid solver has been specified
	On Error GoTo SolverNotAllowed
	WorksheetFunction.Match SolverShortName, GetAvailableSolvers, 0

	SetNameOnSheet "OpenSolver_ChosenSolver", "=" &amp; SolverShortName, sheet, libreBook
	Exit Sub
	
SolverNotAllowed:
	RaiseUserError "The specified solver (" &amp; SolverShortName &amp; ") is not in the list of a available solver. " &amp; _
				   "Please see the OpenSolverAPI module for the list of available solvers."
End Sub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libreBook,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If Index &gt; NumConstraints Or Index &lt; 1 Then Exit Sub
	
	' Shift all the constraints down one position
	Dim i As long
	For i = Index to NumConstraints - 1
		Dim LHSRange As Range, Relation As RelationConsts, RHSFormula As String, RHSRange As Range, RHSValue As Double, RHSRefersToFormula As Boolean
		Set LHSRange = GetConstraintLhs(i + 1, sheet)
		Relation = GetConstraintRel(i + 1, sheet)
		Set RHSRange = GetConstratinRhs(i + 1, RHSFormula, RHSValue, RHSRefersToFormula, sheet)
		UpdateConstraint i, LHSRange, Relation, RHSRange, RHSFormula, sheet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Optional libreBook) As Long
	GetActiveSheetIfMissing sheet, libreBook
	GetNumConstraints = GetNamedIntegerWithDefault(sheet, libreBook,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libreBook,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Source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Sub ClearError()
	' Clear all saved error details
	ErrNum = 0
	ErrSource = vbNullString
	ErrMsg = vbNullString
	ErrLinkTarget = vbNullString
End Sub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 A message with an OpenSolver_UserError denotes an error caused by the user, as opposed to an error we didn't expect to happen
			' For these messages, other info isn't shown with the error message
			If ErrNum = OpenSolver_UserError Then
				' Intentional error
				MoreDetailsButton = False
				ReportIssueButton = False
			Else
				' Unintentional error, so add extra info
				prompt = "OpenSolver " &amp; sOpenSolverVersion &amp; " encountered an error:" &amp; vbNewLine &amp; _
						 prompt &amp; vbNewLine &amp; vbNewLine &amp; _
						 "An error log with more details has been saved, which you can see by clicking 'More Details'. " &amp; _
						 "If you continue to have trouble, please use the 'Report Issue' button or visit the OpenSolver website for assistance:"
				' Add the OpenSolver help link
				If Len(ErrLinkTarget) = 0 Then ErrLinkTarget = "http://opensolver.org/help/"
				
				MoreDetailsButton = True
				ReportIssueButton = True
			EndIf
			'TODO: Implement
			'MsgBoxEx prompt, vbOKOnly, "OpenSolver - Error", LinkTarget:=ErrLinkTarget, MoreDetailsButton:=MoreDetailsButton, ReportIssueButton:=ReportIssueButton
		EndIf
	EndIf
	
	ReportError = True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SolverDirIsPresent() As Boolean
	SolverDirIsPresent = FileOrDirExists(SolverDir)
End Function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Libre.xml><?xml version="1.0" encoding="utf-8"?>
<!DOCTYPE module  PUBLIC '-//OpenOffice.org//DTD OfficeDocument 1.0//EN'  'module.dtd'>
<script:module xmlns:script="http://openoffice.org/2000/script" script:name="OpenSolverLibre" script:language="StarBasic" script:moduleType="normal">REM  *****  BASIC  *****
Option VBASupport 1

Sub LibreSolve
	
	oDoc = ThisComponent	
	
	smgr = GetProcessServiceManager()
	solver = smgr.createInstance("com.sun.star.sheet.Solver")
	solver.AssumeNonNegative = True
	
	solver.Document = oDoc
	objAddr = oDoc.NamedRanges.getByName("solver_opt").content
	objAddr = Split(objAddr, ".")
	sheetName = objAddr(0)
	sheetName = Replace(sheetName, "$", "")
	Sheet = oDoc.sheets.getByName(sheetName)
	cellName = objAddr(1)
	objectiveCell = Sheet.getCellRangeByName(cellName)
	solver.Objective = objectiveCell.CellAddress
	
	adjCells = oDoc.NamedRanges.getByName("solver_adj").content
	adjCells = Split(adjCells, ".")
	sheetName = adjCells(0)
	sheetName = Replace(sheetName, "$", "")
	Sheet = oDoc.sheets.getByName(sheetName)
	rangeName = adjCells(1)
	rangeCells = Sheet.getCellRangeByName(rangeName)
	test = rangeCells.rangeAddress
	numColumns = test.endColumn - test.startColumn
	numRows = test.endRow - test.startRow
	dim Variables((numColumns+1) * (numRows+1)-1) As Object
	dim cell
	cell = rangeCells.getCellByPosition(0,0).CellAddress
	for i=0 to numColumns
		for j=0 to numRows
			Variables((i*(numRows+1))+j) = rangeCells.getCellByPosition(i,j).CellAddress
		Next j
	Next i
	solver.Variables = Variables()
	
	numConstr = GetNumConstraints
	dim Constraints(numConstr - 1)
	for i=0 to numConstr-1
		redim constraint as New com.sun.star.sheet.SolverConstraint
		redim lhs As Range, rhs As Range, rel
		lhs = GetConstraintLhs(i+1)
		redim Formula As String, value As Double, RefersToFormula As Boolean
		rhs = GetConstraintRhs(i+1, Formula, value, RefersToFormula)
		rel = GetConstraintRel(i+1)
		Constraints(i) = constraint
		Constraints(i).Left = lhs.CellRange.getCellByPosition(0,0).CellAddress
		Constraints(i).Right = rhs.Value
		If rel = RelationConsts.RelationLE then
			Constraints(i).Operator = com.sun.star.sheet.SolverConstraintOperator.LESS_EQUAL
		elseif rel = RelationConsts.RelationGE then
			Constraints(i).Operator = com.sun.star.sheet.SolverConstraintOperator.GREATER_EQUAL
		elseif rel = RelationConsts.RelationEQ then
			Constraints(i).Operator = com.sun.star.sheet.SolverConstraintOperator.EQUAL
		end if
	Next i
	
	solver.Constraints = Constraints()
	
	sense = GetObjectiveSense
	
	solver.Maximize = (sense = ObjectiveSenseType.MaximiseObjective)
	solver.Solve()
	
	Sheet.getCellByPosition(5,20).Value = solver.ResultValue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RangeUtils.xml><?xml version="1.0" encoding="utf-8"?>
<!DOCTYPE module  PUBLIC '-//OpenOffice.org//DTD OfficeDocument 1.0//EN'  'module.dtd'>
<script:module xmlns:script="http://openoffice.org/2000/script" script:name="OpenSolverRangeUtils" script:language="StarBasic" script:moduleType="normal">REM  *****  BASIC  *****
Option VBAsupport 1

Function CheckRangeContainsNoAmbiguousMergedCells(r As Range, BadCell As Range) As Boolean
	' This checks that if the range contains any merged cells, those cells are the 'home' cell (top left) in the merged cell block
    ' and thus references to these cells are indeed to a unique cell
    ' If we have a cell that is not the top left of a merged cell, then this will be read as blank, and writing to this will effect other cells.
	Dim RaiseError As Boolean
	RaiseError = False
	On Error GoTo ErrorHandler
	
	CheckRangeContainsNoAmbiguousMergedCells = True
	If Not r.MergeCells Then
		GoTo ExitFunction
	EndIf
	Dim cell As Range
	For Each cell in r
		If cell.MergeCells Then
			If cell.Address &lt;&gt; cell.MergeArea.Cells(1,1).Address Then
				Set BadCell = cell
				CheckRangeContainsNoAmbiguousMergedCells = False
				GoTo ExitFunction
			EndIf
		EndIf
	Next cell
	
ExitFunction:
	If RaiseError Then RethrowError
	Exit Function
	
ErrorHandler:
	If Not ReportError("OpenSolverRangeUtils", "CheckRangeContainsNoAmbiguousMergedCells") Then Resume
	RaiseError = True
	GoTo ExitFunction
End Function

Sub TestCellsForWriting(r As Range)
	' We can't do r.Value2 = r.Value2 as this
	' just sets the value from the first area in all areas
	On Error GoTo ErrorHandler
	Dim Area As Range
	For Each Area In r.Areas
		Area.Value2 = Area.Value2
	Next Area
	Exit Sub

ErrorHandler:
	RaiseUserError Err.Description
End Sub

Function SetDifference(ByRef rng1 As Range, ByRef rng2 As Range) As Range
	' Returns rng \ rng2 (set minus) i.e. all elements in rng1 that are not in rng2
	' https://stackoverflow.com/a/17510237/4492726
	Dim RaiseError As Boolean
	RaiseError = False
	On Error GoTo ErrorHandler
	
	Dim rngResult As Range
	Dim rngResultCopy As Range
	Dim rngIntersection As Range
	Dim rngArea1 As Range
	Dim rngArea2 As Range
	Dim lngTop As Long
	Dim lngLeft As Long
	Dim lngRight As Long
	Dim lngBottom As Long
	
	If rng1 Is Nothing Then
		Set rngResult = Nothing
	ElseIf rng2 Is Nothing Then
		Set rngResult = rng1
	ElseIf Not rng1.Worksheet Is rng2.Worksheet Then
		Set rngResult = rng1
	Else
		Set rngResult = rng1
		For Each rngArea2 In rng2.Areas
			If rngResult Is Nothing Then
				Exit For
			EndIf
			Set rngResultCopy = rngResult
			Set rngResult = Nothing
			For Each rngArea1 In rngResultCopy.Areas
				Set rngIntersection = Intersect(rngArea1, rngArea2)
				If rngIntersection Is Nothing Then
					Set rngResult = ProperUnion(rngResult, rngArea1)
				Else
					lngTop = rngIntersection.row - rngArea1.row
					lngLeft = rngIntersection.Column - rngArea1.Column
					lngRight = rngArea1.Column + rngArea1.Columns.Count - rngIntersection.Column - rngIntersection.Columns.Count
					lngBottom = rngArea1.row + rngArea1.Rows.Count - rngIntersection.row - rngIntersection.Rows.Count
					If lngTop &gt; 0 Then
						Set rngResult = ProperUnion(rngResurt, rngArea1.Resize(lngTop, rngArea1.Columns.Count))
					EndIf
					If lngLeft &gt; 0 Then
						Set rngResult = ProperUnion(rngResult, rngArea1.Resize(rngArea1.Rows.Count - lngTop - lngBottom, lngLeft).Offset(lngTop, 0))
					EndIf
					If lngRight &gt; 0 Then
						Set rngResult = ProperUnion(rngResult, rngArea1.Resize(rngArea1.Rows.Count - lngTop - lngBottom, lngRight).Offset(lngTop, rngArea1.Columns.Count - lngRight))
					EndIf
					If lngBottom &gt; 0 Then
						Set rngResult = ProperUnion(rngResult, rngArea1.Resize(lngBottom, rngArea1.Columns.Count).Offset(rngArea1.Rows.Count - lngBottom, 0))
					EndIf
				EndIf
			Next rngArea1
		Next rngArea2
	EndIf
	Set SetDifference = rngResult
	
ExitFunction:
	If RaiseError Then RethrowError
	Exit Function
	
ErrorHandler:
	If Not ReportError("OpenSolverRangeUtils", "SetDifference") Then Resume
	RaiseError = True
	GoTo ExitFunction
End Function

Function ProperUnion(R1 As Range, R2 As Range) As Range
	' Return the union of r1 and r2, where r1 may be Nothing
	' TODO: Handle the fact that Union will return a range with multiple copies of overlapping cells - does this matter?
	Dim RaiseError As Boolean
	RaiseError = False
	On Error GoTo ErrorHandler
	
	If R1 Is Nothing Then
		Set ProperUnion = R2
	ElseIf R2 Is Nothing Then
		Set ProperUnion = R1
	ElseIf Not R1.Worksheet Is R2.Worksheet Then
		Set ProperUnion = Nothing
	Else
		Set ProperUnion = Union(R1, R2)
	EndIf
	
ExitFunction:
	If RaiseError Then RethrowError
	Exit Function

ErrorHandler:
	If Not ReportError("OpenSolverRangeUtils", "ProperUnion") Then Resume
	RaiseError = True
	GoTo ExitFunction
End Function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 For sleep
#If Mac Then
    #If VBA7 Then
        Private Declare PtrSafe Sub uSleep Lib "libc.dylib" Alias "usleep" (ByVal Microseconds As Long)
    #Else
        Private Declare Sub uSleep Lib "libc.dylib" Alias "usleep" (ByVal Microseconds As Long)
    #End If
#Else
    #If VBA7 Then
        Public Declare PtrSafe Sub mSleep Lib "kernel32" Alias "Sleep" (ByVal dwMilliseconds As Long)
    #Else
        Public Declare Sub mSleep Lib "kernel32" Alias "Sleep" (ByVal dwMilliseconds As Long)
    #End If
#End If  ' sleep

' For OS version
#If Win32 Then
    #If VBA7 Then
        Type OSVERSIONINFO
            dwOSVersionInfoSize As Long
            dwMajorVersion As Long
            dwMinorVersion As Long
            dwBuildNumber As Long
            dwPlatformId As Long
            szCSDVersion As String * 128
        End Type
        Private Declare PtrSafe Function GetVersionExA Lib "kernel32" (lpVersionInformation As OSVERSIONINFO) As Integer
'    #Else
'        Type OSVERSIONINFO
'            dwOSVersionInfoSize As Long
'            dwMajorVersion As Long
'            dwMinorVersion As Long
'            dwBuildNumber As Long
'            dwPlatformId As Long
'            szCSDVersion As String * 128
'        End Type
'        Private Declare Function GetVersionExA Lib "kernel32" (lpVersionInformation As OSVERSIONINFO) As Integer
    #End If
#End If  ' OS version

'For OpenURL - Code Courtesy of Dev Ashish
#If Win32 Then
    #If VBA7 Then
        Private Declare PtrSafe Function apiShellExecute Lib "shell32.dll" _
            Alias "ShellExecuteA" _
            (ByVal hwnd As LongPtr, _
            ByVal lpOperation As String, _
            ByVal lpFile As String, _
            ByVal lpParameters As String, _
            ByVal lpDirectory As String, _
            ByVal nShowCmd As Long) _
            As Long
    #Else
        Private Declare Function apiShellExecute Lib "shell32.dll" _
            Alias "ShellExecuteA" _
            (ByVal hwnd As Long, _
            ByVal lpOperation As String, _
            ByVal lpFile As String, _
            ByVal lpParameters As String, _
            ByVal lpDirectory As String, _
            ByVal nShowCmd As Long) _
            As Long
    #End If
    
    Private Const WIN_NORMAL = 1         'Open Normal
    Private Const WIN_MAX = 2            'Open Maximized
    Private Const WIN_MIN = 3            'Open Minimized
    
    Private Const ERROR_SUCCESS = 32&amp;
    Private Const ERROR_NO_ASSOC = 31&amp;
    Private Const ERROR_OUT_OF_MEM = 0&amp;
    Private Const ERROR_FILE_NOT_FOUND = 2&amp;
    Private Const ERROR_PATH_NOT_FOUND = 3&amp;
    Private Const ERROR_BAD_FORMAT = 11&amp;
#End If ' OpenURL

#If Mac Then
    Public Const IsMac As Boolean = True
#Else
    Public Const IsMac As Boolean = False
#End If

' Complete the sleep interface, we just want a public mSleep function on both platforms
'#If Mac Then
'    Public Sub mSleep(Milliseconds As Long)
'        uSleep Milliseconds * 1000
'    End Sub
'#End If  ' Mac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MakeSpacesNonBreaking(Text As String) As String
	' Replaces all spaces with NBSP char
	MakeSpacesNonBreaking = Replace(Text, Chr(32), Chr(NBSP))
End Function

Function StripNonBreakingSpaces(Text As String) As String
	' Replaces all spaces with NBSP char
	StripNonBreakingSpaces = Replace(Text, Chr(NBSP), Chr(32))
End Function

Public Function SolverSummary() As String
	Dim SolverShortName As Variant, Solver As ISolver
	For Each SolverShortName in GetAvailableSolvers()
		Set Solver = CreateSolver(CStr(SolverShortName))
		If TypeOf Solver Is ISolverLocal Then
			SolverSummary = SolverSummary &amp; AboutLocalSolver(Solver) &amp; vbNewLine &amp; vbNewLine
		
			' If we are not correctly installed, we can break after the first such message
			If Not SolverDirIsPresent Then
				Exit Function
			EndIf
		EndIf
	Next SolverShortName
End Function

Sub UpdateStatusBar(Text As String, Optional Force As Boolean)
	If IsMissing(Force) Then Force = False
	Dim RaiseError As Boolean
	RaiseError = False
	On Error GoTo ErrorHandler
	
	#If Mac Then
		Dim ScreenStatus As Boolean
		ScreenStatus = Application.ScreenUpdating
	#EndIf
	
	Static LastUpdate As Double
	Dim TimeDiff As Double
	TimeDiff = (Now() - LastUpdate) * 86400 ' Time since last update in seconds
	
	' Check if last update was long enough ago
	If TimeDiff &gt; 0.5 Or Force Then
		LastUpdate = Now()
		
		#If Mac Then
			Application.ScreenUpdating = True
		#End If
		
		Application.StatusBar = Text
		DoEvents
	EndIf
ExitSub:
	#If Mac Then
		Application.ScreenUpdating = ScreenStatus
	#EndIf
	If RaiseError Then RethrowError
	Exit Sub
	
ErrorHandler:
	If Not ReportError("OpenSolverUtils", "UpdateStatusBar") Then Resume
	RaiseError = True
	GoTo ExitSub
End Sub

'Public Function MsgBoxEx(ByVal prompt As String, _
'				Optional ByVal Options As VbMsgBoxStyle = 0&amp;, _
'				Optional ByVal Title As String = "OpenSolver", _
'				Optional ByVal HelpFile As String, _
'				Optional ByVal Context As Long, _
'				Optional ByVal LinkTarget As String, _
'				Optional ByVal LinkText As String, _
'				Optional ByVal MoreDetailsButton As Boolean, _
'				Optional ByVal ReportIssueButton As Boolean) _
'			As VbMsgBoxResult
'	' Extends MsgBox with extra options:
'	' - First five args are the same as MsgBox, so any MsgBox calls can be swapped to MsgBoxEx
'	' - LinkTarget: A hyperlink will be included above the button if this is set
'	' - LinkText: the display text for the hyperlink. Defaults to the URL if not set
'	' - MoreDetailsButton: Shows a button that opens the error log
'	' - EmailReportButton: Shows a button that prepares an error report email
'
'	Dim InteractiveStatus As Boolean
'	InteractiveStatus = Application.Interactive
'	
'	If Len(LinkText) = 0 Then LinkText = LinkTarget
'	
'	Dim Button1 As String, Button2 As String, Button3 As String
'	Dim Value1 As VbMsgBoxResult, Value2 As VbMsgBoxResult, Value3 As VbMsgBoxResult
'	
'	' Get button types
'	Select Case Options Mod 8
'	Case vbOKOnly
'		Button1 = "OK"
'		Value1 = vbOK
'	Case vbOKCancel
'		Button1 = "OK"
'		Value1 = vbOK
'		Button2 = "Cancel"
'		Value2 = vbCancel
'	Case vbAbortRetryIgnore
'		Button1 = "Abort"
'		Value1 = vbAbort
'		Button2 = "Retry"
'		Value2 = vbRetry
'		Button3 = "Ignore"
'		Value3 = vbIgnore
'	Case vbYesNoCancel
'		Button1 = "Yes"
'		Value1 = vbYes
'		Button2 = "No"
'		Value2 = vbNo
'		Button3 = "Cancel"
'		Value3 = vbCancel
'	Case vbYesNo
'		Button1 = "Yes"
'		Value1 = vbYes
'		Button2 = "No"
'		Value2 = vbNo
'	Case vbRetryCancel
'		Button1 = "Retry"
'		Value1 = vbRetry
'		Button2 = "Cancel"
'		Value2 = vbCancel
'	End Select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ForceCalculate(prompt As String, Optional MinimiseUserInteraction) As Boolean
	If IsMissing(MinimiseUserInteraction) Then MinimiseUserInteraction = False
	Dim RaiseError As Boolean
	RaiseError = False
	On Error GoTo ErrorHandler
	
	#If Mac Then
		'In Excel 2011 the Application.CalculationState is not included:
    	'http://sysmod.wordpress.com/2011/10/24/more-differences-mainly-vba/
    	'Try calling 'Calculate' two times just to be safe? This will probably cause problems down the line, maybe Office 2014 will fix it?
		Application.Calculate
		Application.Calculate
		ForceCalculate = True
	#Else
		'There appears to be a bug in Excel 2010 where the .Calculate does not always complete. We handle up to 3 such failures.
    	' We have seen this problem arise on large models.
		Application.Calculate
		If Application.CalculationState &lt;&gt; xlDone Then
			Application.Calculate
			Dim i As Long
			For i = 1 To 10
				DoEvents
				mSleep 100
			Next i
		EndIf
		
		' Check for circular references causing problems, which can happen if iterative calculation mode is enabled.
		If Application.CalculationState &lt;&gt; xlDone Then Application.Calculate
		If Application.CalculationState &lt;&gt; xlDone Then
			DoEvents
			Application.CalculateFullRebuild
			DoEvents
		EndIf
		
		' Check for circular references causing problems, which can happen if iterative calculation mode is enabled.
		If Application.CalculationState &lt;&gt; xlDone Then
			If Application.Iteration Then
				If MinimiseUserInteraction Then
				ElseIf MsgBox("Iterative calculation mode is enabled and may be interfering with the inital calculation. " &amp; _
							  "Would you like to try disabling iterative calculation mode to see if this fixes the problem?", _
							  vbYesNo, _
							  "OpenSolver: Iterative Calculation Mode Detected...") = vbYes Then
					Application.Iteration = False
					Application.Calculate
				EndIf
			EndIf
		EndIf
		
		While Application.CalculationState &lt;&gt; xlDone
			If MinimiseUserInteraction Then
				ForceCalculate = False
				GoTo ExitFunction
			ElseIf MsgBox(prompt, _
						  vbCritical + vbRetryCancel + vbDefaultButton1, _
						  "OpenSolver: Calculation Error occured...") = vbCancel Then
				ForceCalculate = False
				GoTo ExitFunction
			Else 'Recalculate the workbook if the user wants to retry
				Application.Calculate
			EndIf
		Wend
		ForceCalculate = True
	#EndIf
	
ExitFunction:
	If RaiseError Then RethrowError
	Exit Function
	
ErrorHandler:
	If Not ReportError("OpenSolverUtils", "ForceCalculate") Then Resume
	RaiseError = True
	GoTo ExitFunction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Option VBAsupport 1

Public Function SolverDir() As String
	Dim SolverDirBase As String
	#If Mac And MAC_OFFICE_VERSION &gt;= 15 Then
		' On Mac 2016, we need to access the solvers from a folder that has execute permissions in the sandbox
		SolverDirBase = "/Library/OpenSolver"
		If Not FileOrDirExists(SolverDirBase) Then
			RaiseUserError "Unable to find the solvers in `" &amp; SolverDirBase &amp; "`. Make sure you have run the `OpenSolver Solvers.pkg` installer in the `Solvers/osx` folder where you unzipped OpenSolver.", "http://opensolver.org/installing-opensolver/"
		EndIf
	#Else
		SolverDirBase = ThisWorkbook.Path
	#EndIf
	SolverDir = JoinPaths(SolverDirBase, SolverDirName)
End Function

Sub SolveModel(s As COpenSolver, ShouldSolveRelaxation As Boolean, ShouldMinimiseUserInteraction As Boolean)
	Dim RaiseError As Boolean
	RaiseError = False
	On Error GoTo ErrorHandler
	
	Application.EnableCancelKey = xlErrorHandler
	Application.Cursor = xlWait
	
	s.SolveStatus = OpenSolverResult.Unsolved
	s.SolveStatusString = "Unsolved"
	s.SolveStatusComment = vbNullString
	s.SolutionWasLoaded = False
	
	' Track whether to show messages
	s.MinimiseUserInteraction = ShouldMinimiseUserInteraction
	s.SolveRelaxation = ShouldSolveRelaxation
	
	Dim oldCalculationMode As Long, oldIterationMode As Boolean
	oldIterationMode = Application.Iteration
	oldCalculationMode = Application.Calculation
	Application.Calculation = xlCalculationManual
	
	Dim ScreenStatus As Boolean
	ScreenStatus = Application.ScreenUpdating
	Application.ScreenUpdating = False
	
	If s.ModelStatus &lt;&gt; Built Then
		RaiseGeneralError "The model cannot be solved as it has not yet been built."
	EndIf
	
	' Check that solver is available
	Dim errorString As String
	If Not SolverIsAvailable(s.Solver, errorString:=errorString) Then
		RaiseGeneralError errorString
	EndIf
	
	Dim LogFilePathName As String
	If GetLogFilePath(LogFilePathName) Then DeleteFileAndVerify LogFilePathName
	s.LogFilePathName = LogFilePathName
	
	' Clean Solver specific files
	s.Solver.CleanFiles
	
	' Check that we can write to all cells
	TestCellsForWriting s.AdjustableCells
	
	If TypeOf s.Solver Is ISolverLocalLib Then
		Dim LocalLibSolver As ISolverLocalLib
		Set LocalLibSolver = s.Solver
		LocalLibSolver.Solve s
	ElseIf TypeOf s.Solver Is ISolverFile Then
		Dim LineaerSolver As ISolverLinear
		Dim FileSolver As ISolverFile
		Set FileSOlver = s.Solver
		
		' Delete any existing solution file
		Dim SolutionFilePathName As String
		If GetSolutionFilePath(SolutionFilePathName) Then DeleteFileAndVerify SolutionFilePathName
		s.SolutionFilePathName = SolutionFilePathName
		
		' Check if we need to request duals from the solver
		If TypeOf s.Solver Is ISolverLinear Then
			Set LinearSolver = s.Solver
			Set s.rConstraintList = GetDuals(s.sheet)
			s.DualsOnSameSheet = (Not s.rConstraintList Is Nothing)
			s.DualsOnNewSheet = GetDualsOnSheet(s.sheet)
			s.bGetDuals = ((s.NumDiscreteVars = 0) Or s.SolveRelaxation) And _
						  (s.DualsOnNewSheet Or s.DualsOnSameSheet) And LinearSolver.SensitivityAnalysisAvailable
		EndIf
		
		' Set up arrays to hold solution values (to avoid dynamically resizing them later)
		s.PrepareForSolution
		
		' Write file
		Dim SolverCommand As String
		UpdateStatusBar "OpenSolver: Writing Model to disk... " &amp; s.NumVars &amp; " vars, " &amp; s.NumRows &amp; " rows.", True
		SolverCommand = WriteModelFile(s)
		
		' Check if anything detected while writing file
		
		' Run solver and read results
		Dim solution As String
		solution = RunSolver(s, SolverCommand)
		FileSolver.ReadResults s, solution
		
		s.LoadResultsToSheet
		
		If TypeOf s.Solver Is ISolverLinear Then
			' Get sensitivity results
			If s.bGetDuals And s.SolveStatus = OpenSolverResult.Optimal Then
				'write the duals on the same sheet if the user has picked this option
				If s.DualsOnSameSheet Then WriteConstraintListToSheet s.rConstraintList, s
				'If the user wants a new sheet with the sensitivity data then call the functions that write this
				If s.DualsOnNewSheet Then
					Dim newSheet As Object, currentSheet As Object
					' Save sheet selection
					GetActiveSheetIfMissing currentSheet
					
					Set newSheet = MakeNewSheet(s.sheet.Name &amp; " Sensitivity", GetUpdateSensitivity(s.sheet))
					
					' Restore old sheet selection
					currentSheet.Select
					WriteConstraintSensitivityTable newSheet, s
				EndIf
			ElseIf Not s.bGetDuals And (s.DualsOnNewSheet Or s.DualsOnSameSheet) And LinearSolver.SensitivityAnalysisAvailable Then
				RaiseUserError _
					"Could not get sensitivity analysis due to binary and/or integer constraints." &amp; vbNewLine &amp; vbNewLine &amp; _
					"Turn off sensitivity in the model dialogue or reformulate your model without these constraints." &amp; vbNewLine &amp; vbNewLine &amp; _
					"The " &amp; s.SolverShortName &amp; " solution has been returned to the sheet." &amp; vbNewLine
			EndIf
		EndIf
	EndIf
	
ExitSub:
	Application.Cursor = xlDefault
	Application.StatusBar = False ' Resume normal status bar behavior
	Application.ScreenUpdating = ScreenStatus
	Application.Calculation = oldCalculationMode
	Application.Iteration = oldIterationMode
	Application.Calculate
	If RaiseError Then RethrowError
	Exit Sub
	
ErrorHandler:
	If Not ReportError("SolverCommon", "SolveModel") Then Resume
	RaiseError = True
	GoTo ExitSub
End Sub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Function SolverIsPresent(Solver As ISolver, Optional SolverPath As String, Optional errorString As String, Optional Bitness As String) As Boolean
	Dim RaiseError As Boolean
	RaiseError = False
	On Error GoTo ErrorHandler
	
	If Not SolverDirIsPresent Then
		errorString = "Could not find the Solvers folder in the folder containing OpenSolver.xlam, " &amp; _
					  "indicating OpenSolverr has not been properly installed. Make sure you have " &amp; _
					  "unzipped all files from the downloaded zip file to the same place."
		SolverIsPresent = False
	EndIf
	
	If TypeOf Solver Is ISolverLocalExec Then
		Dim LocalExecSolver As ISolverLocalExec
		Set LocalExecSolver = Solver
		
		SolverPath = LocalExecSolver.GetExecPath(errorString, Bitness)
		If Len(SolverPath) = 0 Then
			SolverIsPresent = False
		Else
			SolverIsPresent = True
			#If Mac Then
				' Make sure solver is executable on Mac
				Exec "chmod +x " &amp; MakePathSafe(SolverPath)
			#EndIf
		EndIf
	ElseIf TypeOf Solver Is ISolverLocalLib Then
		Dim LocalLibSolver As ISolverLocalLib
		Set LocalLibSolver = Solver
		SolverPath = LocalLibSolver.GetLibPath(errorString, Bitness)
		SolverIsPresent = (Len(SolverPath) &gt; 0)
	ElseIf TypeOf Solver Is ISolverNeos Then
		#If Mac Then
			SolverPath = NeosClientScriptPath()
			If FileOrDirExists(SolverPath) Then
				SolverIsPresent = True
			Else
				errorString = "Unable to find the NeosClient.py file at " &amp; MakeSpacesNonBreaking(MakePathSafe(SolverPath))
				SolverPath = ""
			EndIf
		#Else
			SolverIsPresent = True
		#EndIf
	ElseIf TypeOf Solver Is CSolverSolveEngine Then
		SolverIsPresent = True
	Else
		SolverIsPresent = False
	EndIf
	
ExitFunction:
	If RaiseError Then RethrowError
	Exit Function
	
ErrorHandler:
	If Not ReportError("SolverCommon", "SolverIsPresent") Then Resume
	RaiseError = True
	GoTo ExitFunct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element library:name="OpenSolverRangeUtils"/>
  <library:element library:name="OpenSolverLibr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ialog1.xml><?xml version="1.0" encoding="utf-8"?>
<!DOCTYPE window  PUBLIC '-//OpenOffice.org//DTD OfficeDocument 1.0//EN'  'dialog.dtd'>
<dlg:window xmlns:dlg="http://openoffice.org/2000/dialog" xmlns:script="http://openoffice.org/2000/script" dlg:style-id="0" dlg:id="Dialog1" dlg:left="94" dlg:top="30" dlg:width="376" dlg:height="234" dlg:closeable="true" dlg:moveable="true">
  <dlg:styles>
    <dlg:style dlg:style-id="0" dlg:background-color="0xeeeeee"/>
  </dlg:styles>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